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1b1" officeooo:paragraph-rsid="000d31b1"/>
    </style:style>
    <style:style style:name="P2" style:family="paragraph" style:parent-style-name="Standard">
      <style:text-properties fo:color="#c9211e" fo:font-weight="bold" officeooo:rsid="004608c1" officeooo:paragraph-rsid="004608c1" style:font-weight-asian="bold" style:font-weight-complex="bold"/>
    </style:style>
    <style:style style:name="P3" style:family="paragraph" style:parent-style-name="Standard">
      <style:text-properties fo:color="#c9211e" fo:font-weight="bold" officeooo:rsid="0084193b" officeooo:paragraph-rsid="0084193b" style:font-weight-asian="bold" style:font-weight-complex="bold"/>
    </style:style>
    <style:style style:name="P4" style:family="paragraph" style:parent-style-name="Standard">
      <style:text-properties fo:color="#c9211e" fo:font-weight="bold" officeooo:rsid="009aa09b" officeooo:paragraph-rsid="009aa09b" style:font-weight-asian="bold" style:font-weight-complex="bold"/>
    </style:style>
    <style:style style:name="P5" style:family="paragraph" style:parent-style-name="Standard">
      <style:text-properties fo:color="#c9211e" fo:font-weight="bold" officeooo:rsid="009b8668" officeooo:paragraph-rsid="009b866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fo:font-size="14pt" fo:font-weight="bold" officeooo:rsid="000d31b1" officeooo:paragraph-rsid="000d31b1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014c7" officeooo:paragraph-rsid="001014c7"/>
    </style:style>
    <style:style style:name="P8" style:family="paragraph" style:parent-style-name="Standard">
      <style:text-properties officeooo:rsid="0012c676" officeooo:paragraph-rsid="0012c676"/>
    </style:style>
    <style:style style:name="P9" style:family="paragraph" style:parent-style-name="Standard" style:list-style-name="L1">
      <style:text-properties officeooo:rsid="0012c676" officeooo:paragraph-rsid="0012c676"/>
    </style:style>
    <style:style style:name="P10" style:family="paragraph" style:parent-style-name="Standard" style:list-style-name="L1">
      <style:text-properties officeooo:rsid="0012c676" officeooo:paragraph-rsid="00166574"/>
    </style:style>
    <style:style style:name="P11" style:family="paragraph" style:parent-style-name="Standard" style:list-style-name="L1">
      <style:text-properties officeooo:rsid="001a789d" officeooo:paragraph-rsid="001a789d"/>
    </style:style>
    <style:style style:name="P12" style:family="paragraph" style:parent-style-name="Standard">
      <style:text-properties officeooo:rsid="001a789d" officeooo:paragraph-rsid="0031b1b4"/>
    </style:style>
    <style:style style:name="P13" style:family="paragraph" style:parent-style-name="Standard" style:list-style-name="L1">
      <style:text-properties officeooo:rsid="0022040f" officeooo:paragraph-rsid="0022040f"/>
    </style:style>
    <style:style style:name="P14" style:family="paragraph" style:parent-style-name="Standard" style:list-style-name="L1">
      <style:text-properties officeooo:rsid="0025d44a" officeooo:paragraph-rsid="0025d44a"/>
    </style:style>
    <style:style style:name="P15" style:family="paragraph" style:parent-style-name="Standard" style:list-style-name="L1">
      <style:text-properties officeooo:rsid="0026ca8d" officeooo:paragraph-rsid="0026ca8d"/>
    </style:style>
    <style:style style:name="P16" style:family="paragraph" style:parent-style-name="Standard" style:list-style-name="L1">
      <style:text-properties officeooo:paragraph-rsid="00166574"/>
    </style:style>
    <style:style style:name="P17" style:family="paragraph" style:parent-style-name="Standard" style:list-style-name="L1">
      <style:text-properties officeooo:paragraph-rsid="00476a99"/>
    </style:style>
    <style:style style:name="P18" style:family="paragraph" style:parent-style-name="Standard" style:list-style-name="L1">
      <style:text-properties officeooo:rsid="0037b16a" officeooo:paragraph-rsid="0037b16a"/>
    </style:style>
    <style:style style:name="P19" style:family="paragraph" style:parent-style-name="Standard" style:list-style-name="L1">
      <style:text-properties officeooo:rsid="0037b16a" officeooo:paragraph-rsid="00397bdc"/>
    </style:style>
    <style:style style:name="P20" style:family="paragraph" style:parent-style-name="Standard" style:list-style-name="L1">
      <style:text-properties officeooo:rsid="003b49f6" officeooo:paragraph-rsid="003b49f6"/>
    </style:style>
    <style:style style:name="P21" style:family="paragraph" style:parent-style-name="Standard" style:list-style-name="L1">
      <style:text-properties officeooo:rsid="003ea6a3" officeooo:paragraph-rsid="003ea6a3"/>
    </style:style>
    <style:style style:name="P22" style:family="paragraph" style:parent-style-name="Standard">
      <style:text-properties officeooo:rsid="004608c1" officeooo:paragraph-rsid="004608c1"/>
    </style:style>
    <style:style style:name="P23" style:family="paragraph" style:parent-style-name="Standard">
      <style:text-properties officeooo:paragraph-rsid="00559ad0"/>
    </style:style>
    <style:style style:name="P24" style:family="paragraph" style:parent-style-name="Standard">
      <style:text-properties officeooo:rsid="005d992c" officeooo:paragraph-rsid="005d992c"/>
    </style:style>
    <style:style style:name="P25" style:family="paragraph" style:parent-style-name="Standard">
      <style:text-properties officeooo:rsid="0067fd95" officeooo:paragraph-rsid="0067fd95"/>
    </style:style>
    <style:style style:name="P26" style:family="paragraph" style:parent-style-name="Standard">
      <style:text-properties officeooo:rsid="00699e2a" officeooo:paragraph-rsid="00699e2a"/>
    </style:style>
    <style:style style:name="P27" style:family="paragraph" style:parent-style-name="Standard">
      <style:text-properties officeooo:rsid="006c517f" officeooo:paragraph-rsid="006c517f"/>
    </style:style>
    <style:style style:name="P28" style:family="paragraph" style:parent-style-name="Standard">
      <style:text-properties officeooo:rsid="00735d5e" officeooo:paragraph-rsid="00735d5e"/>
    </style:style>
    <style:style style:name="P29" style:family="paragraph" style:parent-style-name="Standard">
      <style:text-properties officeooo:rsid="007636d7" officeooo:paragraph-rsid="007636d7"/>
    </style:style>
    <style:style style:name="P30" style:family="paragraph" style:parent-style-name="Standard">
      <style:text-properties officeooo:rsid="007a4c43" officeooo:paragraph-rsid="007a4c43"/>
    </style:style>
    <style:style style:name="P31" style:family="paragraph" style:parent-style-name="Standard">
      <style:text-properties officeooo:rsid="00802f89" officeooo:paragraph-rsid="00802f89"/>
    </style:style>
    <style:style style:name="P32" style:family="paragraph" style:parent-style-name="Standard">
      <style:text-properties officeooo:rsid="008108df" officeooo:paragraph-rsid="008108df"/>
    </style:style>
    <style:style style:name="P33" style:family="paragraph" style:parent-style-name="Standard">
      <style:text-properties officeooo:paragraph-rsid="008108df"/>
    </style:style>
    <style:style style:name="P34" style:family="paragraph" style:parent-style-name="Standard">
      <style:text-properties officeooo:rsid="0084193b" officeooo:paragraph-rsid="0084193b"/>
    </style:style>
    <style:style style:name="P35" style:family="paragraph" style:parent-style-name="Standard">
      <style:text-properties officeooo:rsid="0085e824" officeooo:paragraph-rsid="0085e824"/>
    </style:style>
    <style:style style:name="P36" style:family="paragraph" style:parent-style-name="Standard">
      <style:text-properties officeooo:rsid="00865796" officeooo:paragraph-rsid="00865796"/>
    </style:style>
    <style:style style:name="P37" style:family="paragraph" style:parent-style-name="Standard">
      <style:text-properties officeooo:rsid="00882f0c" officeooo:paragraph-rsid="00882f0c"/>
    </style:style>
    <style:style style:name="P38" style:family="paragraph" style:parent-style-name="Standard">
      <style:text-properties officeooo:rsid="0089c49d" officeooo:paragraph-rsid="0089c49d"/>
    </style:style>
    <style:style style:name="P39" style:family="paragraph" style:parent-style-name="Standard">
      <style:text-properties officeooo:rsid="008b28cd" officeooo:paragraph-rsid="008b28cd"/>
    </style:style>
    <style:style style:name="P40" style:family="paragraph" style:parent-style-name="Standard">
      <style:text-properties officeooo:rsid="008dd9fc" officeooo:paragraph-rsid="008dd9fc"/>
    </style:style>
    <style:style style:name="P41" style:family="paragraph" style:parent-style-name="Standard">
      <style:text-properties officeooo:rsid="009b8668" officeooo:paragraph-rsid="009b8668"/>
    </style:style>
    <style:style style:name="P42" style:family="paragraph" style:parent-style-name="Standard">
      <style:text-properties officeooo:rsid="009dc0ff" officeooo:paragraph-rsid="009dc0ff"/>
    </style:style>
    <style:style style:name="P43" style:family="paragraph" style:parent-style-name="Standard" style:list-style-name="L2">
      <style:text-properties officeooo:rsid="009dc0ff" officeooo:paragraph-rsid="009dc0ff"/>
    </style:style>
    <style:style style:name="P44" style:family="paragraph" style:parent-style-name="Standard" style:list-style-name="L2">
      <style:text-properties officeooo:rsid="009fe0fa" officeooo:paragraph-rsid="009fe0fa"/>
    </style:style>
    <style:style style:name="T1" style:family="text">
      <style:text-properties officeooo:rsid="0011bcb1"/>
    </style:style>
    <style:style style:name="T2" style:family="text">
      <style:text-properties officeooo:rsid="0013f8e5"/>
    </style:style>
    <style:style style:name="T3" style:family="text">
      <style:text-properties officeooo:rsid="00166574"/>
    </style:style>
    <style:style style:name="T4" style:family="text">
      <style:text-properties officeooo:rsid="00185f8a"/>
    </style:style>
    <style:style style:name="T5" style:family="text">
      <style:text-properties officeooo:rsid="001e270b"/>
    </style:style>
    <style:style style:name="T6" style:family="text">
      <style:text-properties officeooo:rsid="001ece18"/>
    </style:style>
    <style:style style:name="T7" style:family="text">
      <style:text-properties officeooo:rsid="0022040f"/>
    </style:style>
    <style:style style:name="T8" style:family="text">
      <style:text-properties officeooo:rsid="00246182"/>
    </style:style>
    <style:style style:name="T9" style:family="text">
      <style:text-properties officeooo:rsid="0026ca8d"/>
    </style:style>
    <style:style style:name="T10" style:family="text">
      <style:text-properties officeooo:rsid="0029a970"/>
    </style:style>
    <style:style style:name="T11" style:family="text">
      <style:text-properties officeooo:rsid="002db909"/>
    </style:style>
    <style:style style:name="T12" style:family="text">
      <style:text-properties officeooo:rsid="002f4236"/>
    </style:style>
    <style:style style:name="T13" style:family="text">
      <style:text-properties officeooo:rsid="00303251"/>
    </style:style>
    <style:style style:name="T14" style:family="text">
      <style:text-properties officeooo:rsid="0038e33d"/>
    </style:style>
    <style:style style:name="T15" style:family="text">
      <style:text-properties officeooo:rsid="00397bdc"/>
    </style:style>
    <style:style style:name="T16" style:family="text">
      <style:text-properties officeooo:rsid="00476a99"/>
    </style:style>
    <style:style style:name="T17" style:family="text">
      <style:text-properties officeooo:rsid="0048ff33"/>
    </style:style>
    <style:style style:name="T18" style:family="text">
      <style:text-properties officeooo:rsid="004ac998"/>
    </style:style>
    <style:style style:name="T19" style:family="text">
      <style:text-properties officeooo:rsid="004c1c27"/>
    </style:style>
    <style:style style:name="T20" style:family="text">
      <style:text-properties officeooo:rsid="004e0fd1"/>
    </style:style>
    <style:style style:name="T21" style:family="text">
      <style:text-properties officeooo:rsid="00559ad0"/>
    </style:style>
    <style:style style:name="T22" style:family="text">
      <style:text-properties officeooo:rsid="00573e20"/>
    </style:style>
    <style:style style:name="T23" style:family="text">
      <style:text-properties officeooo:rsid="005a15f2"/>
    </style:style>
    <style:style style:name="T24" style:family="text">
      <style:text-properties officeooo:rsid="0061e233"/>
    </style:style>
    <style:style style:name="T25" style:family="text">
      <style:text-properties officeooo:rsid="0064cff2"/>
    </style:style>
    <style:style style:name="T26" style:family="text">
      <style:text-properties officeooo:rsid="0064f753"/>
    </style:style>
    <style:style style:name="T27" style:family="text">
      <style:text-properties officeooo:rsid="006e408a"/>
    </style:style>
    <style:style style:name="T28" style:family="text">
      <style:text-properties officeooo:rsid="00715e2c"/>
    </style:style>
    <style:style style:name="T29" style:family="text">
      <style:text-properties officeooo:rsid="0071899d"/>
    </style:style>
    <style:style style:name="T30" style:family="text">
      <style:text-properties officeooo:rsid="00746fba"/>
    </style:style>
    <style:style style:name="T31" style:family="text">
      <style:text-properties officeooo:rsid="0076246a"/>
    </style:style>
    <style:style style:name="T32" style:family="text">
      <style:text-properties officeooo:rsid="00768be3"/>
    </style:style>
    <style:style style:name="T33" style:family="text">
      <style:text-properties officeooo:rsid="00779cb0"/>
    </style:style>
    <style:style style:name="T34" style:family="text">
      <style:text-properties officeooo:rsid="0078e8a9"/>
    </style:style>
    <style:style style:name="T35" style:family="text">
      <style:text-properties fo:color="#c9211e" fo:font-weight="bold" style:font-weight-asian="bold" style:font-weight-complex="bold"/>
    </style:style>
    <style:style style:name="T36" style:family="text">
      <style:text-properties officeooo:rsid="007c000f"/>
    </style:style>
    <style:style style:name="T37" style:family="text">
      <style:text-properties officeooo:rsid="007c6baa"/>
    </style:style>
    <style:style style:name="T38" style:family="text">
      <style:text-properties officeooo:rsid="008212f0"/>
    </style:style>
    <style:style style:name="T39" style:family="text">
      <style:text-properties officeooo:rsid="00845461"/>
    </style:style>
    <style:style style:name="T40" style:family="text">
      <style:text-properties officeooo:rsid="0086ccd3"/>
    </style:style>
    <style:style style:name="T41" style:family="text">
      <style:text-properties officeooo:rsid="008f4e9a"/>
    </style:style>
    <style:style style:name="T42" style:family="text">
      <style:text-properties officeooo:rsid="00913c0d"/>
    </style:style>
    <style:style style:name="T43" style:family="text">
      <style:text-properties officeooo:rsid="0091668a"/>
    </style:style>
    <style:style style:name="T44" style:family="text">
      <style:text-properties officeooo:rsid="00919da2"/>
    </style:style>
    <style:style style:name="T45" style:family="text">
      <style:text-properties officeooo:rsid="009653b5"/>
    </style:style>
    <style:style style:name="T46" style:family="text">
      <style:text-properties officeooo:rsid="009dc2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TODI AGGIUNTIVI</text:p>
      <text:p text:style-name="P1"/>
      <text:p text:style-name="P7">La gerarchia degli oggetti ha al capo di tutto l’oggetto Object di cui tutti gli altri tipi di riferimento <text:span text:style-name="T1">devono esibire tutti I suoi comportamenti.</text:span></text:p>
      <text:p text:style-name="P7"/>
      <text:p text:style-name="P8">Metodi:</text:p>
      <text:list xml:id="list3000459082" text:style-name="L1">
        <text:list-item>
          <text:p text:style-name="P9">toString:</text:p>
          <text:p text:style-name="P17"><text:span text:style-name="T16">Viene utilizzato per </text:span><text:span text:style-name="T37">implementare</text:span><text:span text:style-name="T32"> </text:span><text:span text:style-name="T36">ragionevolmente </text:span><text:span text:style-name="T33">il codominio del</text:span><text:span text:style-name="T32">la funzione d’astrazione </text:span><text:span text:style-name="T34">attraverso una stringa.</text:span></text:p>
          <text:p text:style-name="P9"/>
        </text:list-item>
        <text:list-item>
          <text:p text:style-name="P10"><text:span text:style-name="T2">e</text:span>quals: </text:p>
          <text:p text:style-name="P16"><text:span text:style-name="T3">È un metodo che la classe </text:span><text:span text:style-name="T11">Object</text:span><text:span text:style-name="T3"> rende disponibile in rapporto all’idea di uguaglianza.</text:span></text:p>
          <text:p text:style-name="P16"><text:span text:style-name="T3">In Java possiamo comparare tra loro le espressioni utilizzando il simbolo == </text:span><text:span text:style-name="T4">per vedere se sono uguali quando confrontiamo due tipi primitivi. Nel caso dei tipi di riferimento </text:span><text:span text:style-name="T13">però</text:span><text:span text:style-name="T4"> sti</text:span><text:span text:style-name="T12">a</text:span><text:span text:style-name="T4">mo confrontando se occupano lo stesso spazio di memoria.</text:span></text:p>
          <text:p text:style-name="P11"><text:span text:style-name="T7">Due oggetti sono uguali se</text:span> <text:span text:style-name="T6">non</text:span><text:span text:style-name="T5"> c’è una sequenza a chiamate </text:span><text:span text:style-name="T8">di meotid </text:span><text:span text:style-name="T5">di questi due oggetti che ci permettono di distinguerli.</text:span></text:p>
          <text:p text:style-name="P13">Tale determinazione è legata al fatto se due oggetti sono mutabili o immutabili .</text:p>
          <text:p text:style-name="P14">Nel caso in cui I due oggetti siano <text:span text:style-name="T9">immutabili, allora se esibisono lo stesso comportamento sono uguali e quindi bisogna implementare equals.</text:span></text:p>
          <text:p text:style-name="P15">Nel caso in cui I due oggetti siano mutabili, <text:span text:style-name="T10">se questi due non possono essere distinti dal momento in cui sono stai modificati l’ultima volta allora sono uguali.</text:span></text:p>
          <text:p text:style-name="P18">Tale metodo deve implementare tre porprietà:</text:p>
          <text:list>
            <text:list-item>
              <text:p text:style-name="P19">Simmetria →<text:span text:style-name="T14"> <text:s/>per ogni oggetto non nullo x e y, allora:</text:span></text:p>
              <text:p text:style-name="P19"><text:span text:style-name="T14"><text:s/>x.equals(y) = true sse y.equals(x) = true</text:span></text:p>
            </text:list-item>
            <text:list-item>
              <text:p text:style-name="P18">Reflessività →<text:span text:style-name="T14"> per ogni oggetto non nullo x, allora x.equals(x) deve essere true</text:span></text:p>
            </text:list-item>
            <text:list-item>
              <text:p text:style-name="P19">Transitività →<text:span text:style-name="T15"> <text:s/></text:span><text:span text:style-name="T14">per ogni oggetto non nullo x ,</text:span><text:span text:style-name="T15">y e z, allora se x.equals(y) = true e y.equals(z) = true allora x.equals(z) = true.</text:span></text:p>
            </text:list-item>
          </text:list>
        </text:list-item>
      </text:list>
      <text:p text:style-name="P31"/>
      <text:p text:style-name="P12"/>
      <text:list xml:id="list162836193945082" text:continue-numbering="true" text:style-name="L1">
        <text:list-item>
          <text:p text:style-name="P9">HashCode:</text:p>
          <text:p text:style-name="P20">L’obiettivo di questo metodo è di mappare gli oggetti sugli interi.</text:p>
          <text:p text:style-name="P21">Presi due oggetti non nulli x e y: se x.equals(y) = true allora I valori hashCode di x e y devono essere uguali ma non vale il contrario.</text:p>
          <text:p text:style-name="P21"/>
        </text:list-item>
        <text:list-item>
          <text:p text:style-name="P9">Clone</text:p>
        </text:list-item>
      </text:list>
      <text:p text:style-name="P8"/>
      <text:p text:style-name="P8"/>
      <text:p text:style-name="P2">Funzione d’astrazione</text:p>
      <text:p text:style-name="P22"/>
      <text:p text:style-name="P23"><text:span text:style-name="T17">È una funzione </text:span><text:span text:style-name="T18">il cui dominio è dato dal prodotto cartesinao </text:span><text:span text:style-name="T21">tra </text:span><text:span text:style-name="T19">tutti I possibili valori </text:span><text:span text:style-name="T22">che possono assumere </text:span><text:span text:style-name="T21">i</text:span><text:span text:style-name="T18"> campi di </text:span><text:span text:style-name="T19">una calsse, mentre il suo codominio </text:span><text:span text:style-name="T20">è </text:span><text:span text:style-name="T23">una possibile entità che sta dentro la nostra astrazione.</text:span></text:p>
      <text:p text:style-name="P24">Permette <text:span text:style-name="T24">quindi </text:span>di mappare ogni possibile scelta dei valori <text:span text:style-name="T25">della classe </text:span><text:span text:style-name="T26">i</text:span>n un esempio dell’astrazione.</text:p>
      <text:p text:style-name="P25">Questa è una funzione non iniettiva perchè dimentica I dettagli implementativi.</text:p>
      <text:p text:style-name="P26">Es: avendo l’intset {3,4,9} e {4,9,3} la AF mapperà entrambi nella stessa entità {9,3,4}</text:p>
      <text:p text:style-name="P26"/>
      <text:p text:style-name="P27">Ciò ci permette di dire cosa è rilevante dire <text:span text:style-name="T27">nella scelta d’implementazione dell’astrazione e cosa non lo è, </text:span><text:span text:style-name="T28">spiegando quindi le scelte </text:span><text:span text:style-name="T29">implementative del programmatore.</text:span></text:p>
      <text:p text:style-name="P27"/>
      <text:p text:style-name="P27"/>
      <text:p text:style-name="P22"><text:soft-page-break/><text:span text:style-name="T35">Invariante di rappresentazione</text:span></text:p>
      <text:p text:style-name="P22"/>
      <text:p text:style-name="P28">È una funzione che ci dice per <text:span text:style-name="T30">qualsiasi </text:span><text:span text:style-name="T31">possibile insieme di valori attribuiti ai campi della classe quali somo quelli che corrispondono a oggetti validi e quali a cui non.</text:span></text:p>
      <text:p text:style-name="P29">Ha per dominio l’insieme dei possibili valori registrati negli attributi della classe e per codominio vero o falso.</text:p>
      <text:p text:style-name="P30">Ci permette di rappresentare I legami e le assunzioni tra le variabili della classe.</text:p>
      <text:p text:style-name="P29"/>
      <text:p text:style-name="P33">Il codominio di tale funzione viene implementata <text:span text:style-name="T38">a</text:span>ttraverso Il metodo repOk che esplora I contenuti degli attributi e restituisce true se quei valori vanno bene, false altrimenti.</text:p>
      <text:p text:style-name="P33"/>
      <text:p text:style-name="P37">È un contratto che vale tra due invocazioni della classe perchè è possibile che vi sia un momento in cui esso non valga.</text:p>
      <text:p text:style-name="P37">Deve valere sempre tra una chiamata e l’altra.</text:p>
      <text:p text:style-name="P37"/>
      <text:p text:style-name="P32"/>
      <text:p text:style-name="P3">ASSERZIONI</text:p>
      <text:p text:style-name="P34"/>
      <text:p text:style-name="P34">Le asserzioni sono un meccanismo linguistico attraverso il quale durante l’esecuzione del codice <text:span text:style-name="T39">vengano controllati alcuni predicati dalla macchina virtuale.</text:span></text:p>
      <text:p text:style-name="P35">Esso viene implementato scrivendo nel codice “assert” seguito da un’espresione booleana.</text:p>
      <text:p text:style-name="P35">Se l’espressione non è vera allora la macchina virtuale solleva automaticamente un’eccezione.</text:p>
      <text:p text:style-name="P35"/>
      <text:p text:style-name="P36">L’espressione booleana che segue dopo assert è repOk. <text:span text:style-name="T40">Quindi la macchina virtuale controlla la veridicità dell’invariante di rappresentazione.</text:span></text:p>
      <text:p text:style-name="P36"/>
      <text:p text:style-name="P4">EFFETTO COLLATERALE BENEVOLO</text:p>
      <text:p text:style-name="P36"/>
      <text:p text:style-name="P38">L’implementazione può essere resa immutabili in Java usando il modificatore final.</text:p>
      <text:p text:style-name="P39">Un oggetto mutabili richiede una rappresentazione mutabile, ma un’entità immutabile non richiede necessariamente che la sua rappresentazione sia immutabile.</text:p>
      <text:p text:style-name="P40">È possibile avere un’implementazione mutabile di un’entità immutabile <text:span text:style-name="T41">e questo avviene </text:span><text:span text:style-name="T42">quando vogliamo </text:span><text:span text:style-name="T45">fare il caching di </text:span><text:span text:style-name="T42">alc</text:span><text:span text:style-name="T43">une proprietà dell’entità derivanti da altri informazioni </text:span><text:span text:style-name="T44">di questa.</text:span></text:p>
      <text:p text:style-name="P40"/>
      <text:p text:style-name="P40"/>
      <text:p text:style-name="P5">ESPORRE LA RAPPRESENTAZIONE</text:p>
      <text:p text:style-name="P41"/>
      <text:p text:style-name="P42">È errato esporre la rappresentazione per due motivi:</text:p>
      <text:list xml:id="list1149261667" text:style-name="L2">
        <text:list-item>
          <text:p text:style-name="P43">Se l’entità è mutabile <text:span text:style-name="T46">e espongo la rappresentazione </text:span>allora è impossibile verificare l’invariante di rappresentazione</text:p>
        </text:list-item>
        <text:list-item>
          <text:p text:style-name="P44">Anche se l’entità non è immutabile allora espongo un dettaglio implementativo e in questo modo il programmatore è vincolato alla struttura dati espos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5:27.754815474</meta:creation-date>
    <meta:generator>LibreOffice/6.4.6.2$Linux_X86_64 LibreOffice_project/40$Build-2</meta:generator>
    <dc:date>2021-03-18T16:28:35.209354577</dc:date>
    <meta:editing-duration>PT1H22M18S</meta:editing-duration>
    <meta:editing-cycles>110</meta:editing-cycles>
    <meta:document-statistic meta:table-count="0" meta:image-count="0" meta:object-count="0" meta:page-count="2" meta:paragraph-count="49" meta:word-count="703" meta:character-count="4455" meta:non-whitespace-character-count="3817"/>
  </office:meta>
</office:document-meta>
</file>